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5ca" officeooo:paragraph-rsid="00068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ten assignments 1 – Paul Veltheim</text:p>
      <text:p text:style-name="P1"/>
      <text:p text:style-name="P1">Task 1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0:06:40.359348470</meta:creation-date>
    <dc:date>2025-03-20T10:08:29.691484587</dc:date>
    <meta:editing-duration>PT1M51S</meta:editing-duration>
    <meta:editing-cycles>1</meta:editing-cycles>
    <meta:document-statistic meta:table-count="0" meta:image-count="0" meta:object-count="0" meta:page-count="1" meta:paragraph-count="2" meta:word-count="7" meta:character-count="44" meta:non-whitespace-character-count="38"/>
    <meta:generator>LibreOffice/7.3.7.2$Linux_X86_64 LibreOffice_project/30$Build-2</meta:generator>
  </office:meta>
</office:document-meta>
</file>